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ObjectSupport.setApplicationContext( @ Nullable Application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pplicationObjectSupport.obta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ObjectSupport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icationObjectSupport.getMessageSourceAc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ObjectSupport.isContex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ObjectSupport.requiredContex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ObjectSupport.getApplicatio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icationObjectSupport.initApplicationContext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